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09.48mm" svg:y="11.62mm">
            <loext:p draw:notify-on-update-of-ranges="Feuille1.A1:Feuille1.A31 Feuille1.B1:Feuille1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2.53mm" svg:y="112.29mm">
            <loext:p draw:notify-on-update-of-ranges="Feuille1.B1:Feuille1.B31 Feuille1.A1:Feuille1.A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]+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]+5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+5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5]+5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6]+5"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7]+5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8]+5" office:value-type="float" office:value="40" calcext:value-type="float">
            <text:p>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formula="of:=[.A9]+5" office:value-type="float" office:value="45" calcext:value-type="float">
            <text:p>4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formula="of:=[.A10]+5"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formula="of:=[.A11]+5" office:value-type="float" office:value="55" calcext:value-type="float">
            <text:p>5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formula="of:=[.A12]+5" office:value-type="float" office:value="60" calcext:value-type="float">
            <text:p>6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formula="of:=[.A13]+5" office:value-type="float" office:value="65" calcext:value-type="float">
            <text:p>6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formula="of:=[.A14]+5" office:value-type="float" office:value="70" calcext:value-type="float">
            <text:p>7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table:formula="of:=[.A15]+5" office:value-type="float" office:value="75" calcext:value-type="float">
            <text:p>7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table:formula="of:=[.A16]+5" office:value-type="float" office:value="80" calcext:value-type="float">
            <text:p>8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table:formula="of:=[.A17]+5" office:value-type="float" office:value="85" calcext:value-type="float">
            <text:p>8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table:formula="of:=[.A18]+5" office:value-type="float" office:value="90" calcext:value-type="float">
            <text:p>90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table:formula="of:=[.A19]+5" office:value-type="float" office:value="95" calcext:value-type="float">
            <text:p>95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formula="of:=[.A20]+5"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table:formula="of:=[.A21]+5" office:value-type="float" office:value="105" calcext:value-type="float">
            <text:p>105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table:formula="of:=[.A22]+5" office:value-type="float" office:value="110" calcext:value-type="float">
            <text:p>110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table:formula="of:=[.A23]+5" office:value-type="float" office:value="115" calcext:value-type="float">
            <text:p>115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table:formula="of:=[.A24]+5" office:value-type="float" office:value="120" calcext:value-type="float">
            <text:p>120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table:formula="of:=[.A25]+5" office:value-type="float" office:value="125" calcext:value-type="float">
            <text:p>125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table:formula="of:=[.A26]+5" office:value-type="float" office:value="130" calcext:value-type="float">
            <text:p>13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table:formula="of:=[.A27]+5" office:value-type="float" office:value="135" calcext:value-type="float">
            <text:p>135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table:formula="of:=[.A28]+5" office:value-type="float" office:value="140" calcext:value-type="float">
            <text:p>140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table:formula="of:=[.A29]+5" office:value-type="float" office:value="145" calcext:value-type="float">
            <text:p>145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formula="of:=[.A30]+5" office:value-type="float" office:value="150" calcext:value-type="float">
            <text:p>150</text:p>
          </table:table-cell>
          <table:table-cell office:value-type="float" office:value="4918" calcext:value-type="float">
            <text:p>4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6:56:42.051990554</meta:creation-date>
    <dc:date>2016-02-26T19:03:48.220439339</dc:date>
    <meta:editing-duration>PT1H26M45S</meta:editing-duration>
    <meta:editing-cycles>1</meta:editing-cycles>
    <meta:document-statistic meta:table-count="1" meta:cell-count="62" meta:object-count="2"/>
    <meta:generator>LibreOffice/5.1.0.3$Linux_X86_64 LibreOffice_project/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Feuille1.A1:Feuille1.B31" svg:x="0.32cm" svg:y="0.18cm" svg:width="10.497cm" svg:height="8.64cm">
          <chartooo:coordinate-region svg:x="1.312cm" svg:y="0.379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31" chart:class="chart:scatter">
            <chart:domain table:cell-range-address="Feuille1.A1:Feuille1.A31"/>
            <chart:regression-curve chart:style-name="ch7">
              <chart:equation chart:display-equation="true" chart:display-r-square="true"/>
            </chart:regression-curve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:Feuille1.A31</svg:desc>
                </draw:g>
              </table:table-cell>
              <table:table-cell office:value-type="float" office:value="0">
                <text:p>0</text:p>
                <draw:g>
                  <svg:desc>Feuille1.B1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918">
                <text:p>4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163cm" svg:y="3.952cm" style:legend-expansion="high" chart:style-name="ch2"/>
        <chart:plot-area chart:style-name="ch3" table:cell-range-address="Feuille1.A1:Feuille1.B31" svg:x="-0.032cm" svg:y="-0.033cm" svg:width="10.521cm" svg:height="8.638cm">
          <chartooo:coordinate-region svg:x="0.775cm" svg:y="0.166cm" svg:width="9.34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31" chart:class="chart:scatter">
            <chart:domain table:cell-range-address="Feuille1.B1:Feuille1.B31"/>
            <chart:regression-curve chart:style-name="ch7">
              <chart:equation chart:display-equation="true" chart:display-r-square="false"/>
            </chart:regression-curve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:Feuille1.B31</svg:desc>
                </draw:g>
              </table:table-cell>
              <table:table-cell office:value-type="float" office:value="0">
                <text:p>0</text:p>
                <draw:g>
                  <svg:desc>Feuille1.A1:Feuille1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9">
                <text:p>3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6">
                <text:p>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9">
                <text:p>7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8">
                <text:p>8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3">
                <text:p>9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3">
                <text:p>11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">
                <text:p>1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7">
                <text:p>14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5">
                <text:p>16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3">
                <text:p>1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0">
                <text:p>2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7">
                <text:p>23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4">
                <text:p>2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84">
                <text:p>26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4">
                <text:p>32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2">
                <text:p>32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71">
                <text:p>35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35">
                <text:p>39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3">
                <text:p>42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52">
                <text:p>46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8">
                <text:p>4918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